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Plus" svg:font-family="'Gentium Plus'"/>
    <style:font-face style:name="DejaVu Sans1" svg:font-family="'DejaVu Sans'" style:font-family-generic="swiss"/>
    <style:font-face style:name="Linux Biolinum" svg:font-family="'Linux Biolinum'" style:font-adornments="Regular" style:font-pitch="variable"/>
    <style:font-face style:name="DejaVu Sans2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boleto" style:family="table">
      <style:table-properties style:width="190.01mm" table:align="margins" fo:background-color="transparent" fo:keep-with-next="auto" style:may-break-between-rows="false" style:writing-mode="page">
        <style:background-image/>
      </style:table-properties>
    </style:style>
    <style:style style:name="boleto.A" style:family="table-column">
      <style:table-column-properties style:column-width="19.97mm" style:rel-column-width="6886*"/>
    </style:style>
    <style:style style:name="boleto.B" style:family="table-column">
      <style:table-column-properties style:column-width="3.97mm" style:rel-column-width="1368*"/>
    </style:style>
    <style:style style:name="boleto.C" style:family="table-column">
      <style:table-column-properties style:column-width="9.12mm" style:rel-column-width="3145*"/>
    </style:style>
    <style:style style:name="boleto.D" style:family="table-column">
      <style:table-column-properties style:column-width="18.96mm" style:rel-column-width="6540*"/>
    </style:style>
    <style:style style:name="boleto.E" style:family="table-column">
      <style:table-column-properties style:column-width="2.95mm" style:rel-column-width="1015*"/>
    </style:style>
    <style:style style:name="boleto.F" style:family="table-column">
      <style:table-column-properties style:column-width="23.07mm" style:rel-column-width="7957*"/>
    </style:style>
    <style:style style:name="boleto.G" style:family="table-column">
      <style:table-column-properties style:column-width="28.98mm" style:rel-column-width="9995*"/>
    </style:style>
    <style:style style:name="boleto.H" style:family="table-column">
      <style:table-column-properties style:column-width="7.92mm" style:rel-column-width="2731*"/>
    </style:style>
    <style:style style:name="boleto.I" style:family="table-column">
      <style:table-column-properties style:column-width="8.96mm" style:rel-column-width="3090*"/>
    </style:style>
    <style:style style:name="boleto.J" style:family="table-column">
      <style:table-column-properties style:column-width="8.08mm" style:rel-column-width="2786*"/>
    </style:style>
    <style:style style:name="boleto.K" style:family="table-column">
      <style:table-column-properties style:column-width="22.91mm" style:rel-column-width="7902*"/>
    </style:style>
    <style:style style:name="boleto.L" style:family="table-column">
      <style:table-column-properties style:column-width="35.14mm" style:rel-column-width="12120*"/>
    </style:style>
    <style:style style:name="boleto.1" style:family="table-row">
      <style:table-row-properties fo:keep-together="always"/>
    </style:style>
    <style:style style:name="boleto.A1" style:family="table-cell">
      <style:table-cell-properties fo:padding="0mm" fo:border="none"/>
    </style:style>
    <style:style style:name="boleto.5" style:family="table-row">
      <style:table-row-properties style:min-row-height="8.08mm" fo:keep-together="always"/>
    </style:style>
    <style:style style:name="boleto.A5" style:family="table-cell">
      <style:table-cell-properties style:vertical-align="middle" fo:padding="0mm" fo:border="none"/>
    </style:style>
    <style:style style:name="boleto.D5" style:family="table-cell">
      <style:table-cell-properties style:vertical-align="middle" fo:padding="1.01mm" fo:border-left="0.05pt solid #000000" fo:border-right="0.05pt solid #000000" fo:border-top="none" fo:border-bottom="none"/>
    </style:style>
    <style:style style:name="boleto.A6" style:family="table-cell">
      <style:table-cell-properties fo:padding="0mm" fo:border-left="none" fo:border-right="none" fo:border-top="0.05pt solid #000000" fo:border-bottom="none"/>
    </style:style>
    <style:style style:name="boleto.L6" style:family="table-cell">
      <style:table-cell-properties fo:padding="0mm" fo:border-left="0.05pt solid #000000" fo:border-right="none" fo:border-top="0.05pt solid #000000" fo:border-bottom="none"/>
    </style:style>
    <style:style style:name="boleto.L7" style:family="table-cell">
      <style:table-cell-properties fo:padding="0mm" fo:border-left="0.05pt solid #000000" fo:border-right="none" fo:border-top="none" fo:border-bottom="none"/>
    </style:style>
    <style:style style:name="boleto.A8" style:family="table-cell">
      <style:table-cell-properties fo:padding="0mm" fo:border-left="none" fo:border-right="none" fo:border-top="0.05pt solid #000000" fo:border-bottom="none"/>
    </style:style>
    <style:style style:name="boleto.L8" style:family="table-cell">
      <style:table-cell-properties fo:padding="0mm" fo:border-left="0.05pt solid #000000" fo:border-right="none" fo:border-top="0.05pt solid #000000" fo:border-bottom="none"/>
    </style:style>
    <style:style style:name="boleto.L9" style:family="table-cell">
      <style:table-cell-properties fo:padding="0mm" fo:border-left="0.05pt solid #000000" fo:border-right="none" fo:border-top="none" fo:border-bottom="none"/>
    </style:style>
    <style:style style:name="boleto.A10" style:family="table-cell">
      <style:table-cell-properties fo:padding="0mm" fo:border-left="none" fo:border-right="none" fo:border-top="0.05pt solid #000000" fo:border-bottom="none"/>
    </style:style>
    <style:style style:name="boleto.L10" style:family="table-cell">
      <style:table-cell-properties fo:padding="0mm" fo:border-left="0.05pt solid #000000" fo:border-right="none" fo:border-top="0.05pt solid #000000" fo:border-bottom="none"/>
    </style:style>
    <style:style style:name="boleto.11" style:family="table-row">
      <style:table-row-properties fo:background-color="transparent" fo:keep-together="always">
        <style:background-image/>
      </style:table-row-properties>
    </style:style>
    <style:style style:name="boleto.A11" style:family="table-cell">
      <style:table-cell-properties style:vertical-align="" fo:background-color="transparent" fo:padding="0mm" fo:border="none" style:writing-mode="page">
        <style:background-image/>
      </style:table-cell-properties>
    </style:style>
    <style:style style:name="boleto.L11" style:family="table-cell">
      <style:table-cell-properties fo:padding="0mm" fo:border-left="0.05pt solid #000000" fo:border-right="none" fo:border-top="none" fo:border-bottom="none"/>
    </style:style>
    <style:style style:name="boleto.12" style:family="table-row">
      <style:table-row-properties fo:background-color="transparent" fo:keep-together="always">
        <style:background-image/>
      </style:table-row-properties>
    </style:style>
    <style:style style:name="boleto.A12" style:family="table-cell">
      <style:table-cell-properties style:vertical-align="" fo:background-color="transparent" fo:padding="0mm" fo:border-left="none" fo:border-right="none" fo:border-top="0.05pt solid #000000" fo:border-bottom="none" style:writing-mode="page">
        <style:background-image/>
      </style:table-cell-properties>
    </style:style>
    <style:style style:name="boleto.B12" style:family="table-cell">
      <style:table-cell-properties style:vertical-align="" fo:background-color="transparent" fo:padding="0mm" fo:border-left="0.05pt solid #000000" fo:border-right="none" fo:border-top="0.05pt solid #000000" fo:border-bottom="none" style:writing-mode="page">
        <style:background-image/>
      </style:table-cell-properties>
    </style:style>
    <style:style style:name="boleto.13" style:family="table-row">
      <style:table-row-properties fo:background-color="transparent" fo:keep-together="always">
        <style:background-image/>
      </style:table-row-properties>
    </style:style>
    <style:style style:name="boleto.B13" style:family="table-cell">
      <style:table-cell-properties style:vertical-align="" fo:background-color="transparent" fo:padding="0mm" fo:border-left="0.05pt solid #000000" fo:border-right="none" fo:border-top="none" fo:border-bottom="none" style:writing-mode="page">
        <style:background-image/>
      </style:table-cell-properties>
    </style:style>
    <style:style style:name="boleto.L13" style:family="table-cell">
      <style:table-cell-properties fo:padding="0mm" fo:border-left="0.05pt solid #000000" fo:border-right="none" fo:border-top="none" fo:border-bottom="none"/>
    </style:style>
    <style:style style:name="boleto.14" style:family="table-row">
      <style:table-row-properties fo:background-color="transparent" fo:keep-together="always">
        <style:background-image/>
      </style:table-row-properties>
    </style:style>
    <style:style style:name="boleto.15" style:family="table-row">
      <style:table-row-properties fo:background-color="transparent" fo:keep-together="always">
        <style:background-image/>
      </style:table-row-properties>
    </style:style>
    <style:style style:name="boleto.L15" style:family="table-cell">
      <style:table-cell-properties fo:padding="0mm" fo:border-left="0.05pt solid #000000" fo:border-right="none" fo:border-top="none" fo:border-bottom="none"/>
    </style:style>
    <style:style style:name="boleto.A16" style:family="table-cell">
      <style:table-cell-properties fo:padding="0mm" fo:border-left="none" fo:border-right="none" fo:border-top="0.05pt solid #000000" fo:border-bottom="none"/>
    </style:style>
    <style:style style:name="boleto.L16" style:family="table-cell">
      <style:table-cell-properties fo:padding="0mm" fo:border-left="0.05pt solid #000000" fo:border-right="none" fo:border-top="0.05pt solid #000000" fo:border-bottom="none"/>
    </style:style>
    <style:style style:name="boleto.L17" style:family="table-cell">
      <style:table-cell-properties fo:padding="0mm" fo:border-left="0.05pt solid #000000" fo:border-right="none" fo:border-top="none" fo:border-bottom="none"/>
    </style:style>
    <style:style style:name="boleto.L18" style:family="table-cell">
      <style:table-cell-properties fo:padding="0mm" fo:border-left="0.05pt solid #000000" fo:border-right="none" fo:border-top="0.05pt solid #000000" fo:border-bottom="none"/>
    </style:style>
    <style:style style:name="boleto.L19" style:family="table-cell">
      <style:table-cell-properties fo:padding="0mm" fo:border-left="0.05pt solid #000000" fo:border-right="none" fo:border-top="none" fo:border-bottom="none"/>
    </style:style>
    <style:style style:name="boleto.20" style:family="table-row">
      <style:table-row-properties fo:background-color="transparent" fo:keep-together="always">
        <style:background-image/>
      </style:table-row-properties>
    </style:style>
    <style:style style:name="boleto.L21" style:family="table-cell">
      <style:table-cell-properties fo:padding="0mm" fo:border-left="0.05pt solid #000000" fo:border-right="none" fo:border-top="none" fo:border-bottom="none"/>
    </style:style>
    <style:style style:name="boleto.22" style:family="table-row">
      <style:table-row-properties fo:background-color="transparent" fo:keep-together="always">
        <style:background-image/>
      </style:table-row-properties>
    </style:style>
    <style:style style:name="boleto.23" style:family="table-row">
      <style:table-row-properties style:min-row-height="1.25mm" fo:keep-together="always"/>
    </style:style>
    <style:style style:name="boleto.L23" style:family="table-cell">
      <style:table-cell-properties fo:padding="0mm" fo:border-left="0.05pt solid #000000" fo:border-right="none" fo:border-top="none" fo:border-bottom="none"/>
    </style:style>
    <style:style style:name="boleto.24" style:family="table-row">
      <style:table-row-properties fo:background-color="transparent" fo:keep-together="always">
        <style:background-image/>
      </style:table-row-properties>
    </style:style>
    <style:style style:name="boleto.L25" style:family="table-cell">
      <style:table-cell-properties fo:padding="0mm" fo:border-left="0.05pt solid #000000" fo:border-right="none" fo:border-top="none" fo:border-bottom="none"/>
    </style:style>
    <style:style style:name="boleto.L26" style:family="table-cell">
      <style:table-cell-properties fo:padding="0mm" fo:border-left="0.05pt solid #000000" fo:border-right="none" fo:border-top="0.05pt solid #000000" fo:border-bottom="none"/>
    </style:style>
    <style:style style:name="boleto.L27" style:family="table-cell">
      <style:table-cell-properties fo:padding="0mm" fo:border-left="0.05pt solid #000000" fo:border-right="none" fo:border-top="none" fo:border-bottom="none"/>
    </style:style>
    <style:style style:name="boleto.L28" style:family="table-cell">
      <style:table-cell-properties fo:padding="0mm" fo:border-left="0.05pt solid #000000" fo:border-right="none" fo:border-top="0.05pt solid #000000" fo:border-bottom="none"/>
    </style:style>
    <style:style style:name="boleto.L29" style:family="table-cell">
      <style:table-cell-properties fo:padding="0mm" fo:border-left="0.05pt solid #000000" fo:border-right="none" fo:border-top="none" fo:border-bottom="none"/>
    </style:style>
    <style:style style:name="boleto.30" style:family="table-row">
      <style:table-row-properties fo:background-color="transparent" fo:keep-together="always">
        <style:background-image/>
      </style:table-row-properties>
    </style:style>
    <style:style style:name="boleto.A43" style:family="table-cell">
      <style:table-cell-properties fo:padding="0mm" fo:border-left="none" fo:border-right="none" fo:border-top="0.05pt dash-dot #000000" fo:border-bottom="none"/>
    </style:style>
    <style:style style:name="boleto.A45" style:family="table-cell">
      <style:table-cell-properties fo:padding="0mm" fo:border-left="none" fo:border-right="none" fo:border-top="0.05pt solid #000000" fo:border-bottom="none"/>
    </style:style>
    <style:style style:name="boleto.L45" style:family="table-cell">
      <style:table-cell-properties fo:padding="0mm" fo:border-left="0.05pt solid #000000" fo:border-right="none" fo:border-top="0.05pt solid #000000" fo:border-bottom="none"/>
    </style:style>
    <style:style style:name="boleto.L46" style:family="table-cell">
      <style:table-cell-properties fo:padding="0mm" fo:border-left="0.05pt solid #000000" fo:border-right="none" fo:border-top="none" fo:border-bottom="none"/>
    </style:style>
    <style:style style:name="boleto.A47" style:family="table-cell">
      <style:table-cell-properties fo:padding="0mm" fo:border-left="none" fo:border-right="none" fo:border-top="0.05pt solid #000000" fo:border-bottom="none"/>
    </style:style>
    <style:style style:name="boleto.L47" style:family="table-cell">
      <style:table-cell-properties fo:padding="0mm" fo:border-left="0.05pt solid #000000" fo:border-right="none" fo:border-top="0.05pt solid #000000" fo:border-bottom="none"/>
    </style:style>
    <style:style style:name="boleto.L48" style:family="table-cell">
      <style:table-cell-properties fo:padding="0mm" fo:border-left="0.05pt solid #000000" fo:border-right="none" fo:border-top="none" fo:border-bottom="none"/>
    </style:style>
    <style:style style:name="boleto.A49" style:family="table-cell">
      <style:table-cell-properties fo:padding="0mm" fo:border-left="none" fo:border-right="none" fo:border-top="0.05pt solid #000000" fo:border-bottom="none"/>
    </style:style>
    <style:style style:name="boleto.L49" style:family="table-cell">
      <style:table-cell-properties fo:padding="0mm" fo:border-left="0.05pt solid #000000" fo:border-right="none" fo:border-top="0.05pt solid #000000" fo:border-bottom="none"/>
    </style:style>
    <style:style style:name="boleto.50" style:family="table-row">
      <style:table-row-properties fo:background-color="transparent" fo:keep-together="always">
        <style:background-image/>
      </style:table-row-properties>
    </style:style>
    <style:style style:name="boleto.L50" style:family="table-cell">
      <style:table-cell-properties fo:padding="0mm" fo:border-left="0.05pt solid #000000" fo:border-right="none" fo:border-top="none" fo:border-bottom="none"/>
    </style:style>
    <style:style style:name="boleto.51" style:family="table-row">
      <style:table-row-properties fo:background-color="transparent" fo:keep-together="always">
        <style:background-image/>
      </style:table-row-properties>
    </style:style>
    <style:style style:name="boleto.52" style:family="table-row">
      <style:table-row-properties fo:background-color="transparent" fo:keep-together="always">
        <style:background-image/>
      </style:table-row-properties>
    </style:style>
    <style:style style:name="boleto.L52" style:family="table-cell">
      <style:table-cell-properties fo:padding="0mm" fo:border-left="0.05pt solid #000000" fo:border-right="none" fo:border-top="none" fo:border-bottom="none"/>
    </style:style>
    <style:style style:name="boleto.53" style:family="table-row">
      <style:table-row-properties fo:background-color="transparent" fo:keep-together="always">
        <style:background-image/>
      </style:table-row-properties>
    </style:style>
    <style:style style:name="boleto.54" style:family="table-row">
      <style:table-row-properties fo:background-color="transparent" fo:keep-together="always">
        <style:background-image/>
      </style:table-row-properties>
    </style:style>
    <style:style style:name="boleto.L54" style:family="table-cell">
      <style:table-cell-properties fo:padding="0mm" fo:border-left="0.05pt solid #000000" fo:border-right="none" fo:border-top="none" fo:border-bottom="none"/>
    </style:style>
    <style:style style:name="boleto.A55" style:family="table-cell">
      <style:table-cell-properties fo:padding="0mm" fo:border-left="none" fo:border-right="none" fo:border-top="0.05pt solid #000000" fo:border-bottom="none"/>
    </style:style>
    <style:style style:name="boleto.L55" style:family="table-cell">
      <style:table-cell-properties fo:padding="0mm" fo:border-left="0.05pt solid #000000" fo:border-right="none" fo:border-top="0.05pt solid #000000" fo:border-bottom="none"/>
    </style:style>
    <style:style style:name="boleto.L56" style:family="table-cell">
      <style:table-cell-properties fo:padding="0mm" fo:border-left="0.05pt solid #000000" fo:border-right="none" fo:border-top="none" fo:border-bottom="none"/>
    </style:style>
    <style:style style:name="boleto.L57" style:family="table-cell">
      <style:table-cell-properties fo:padding="0mm" fo:border-left="0.05pt solid #000000" fo:border-right="none" fo:border-top="0.05pt solid #000000" fo:border-bottom="none"/>
    </style:style>
    <style:style style:name="boleto.L58" style:family="table-cell">
      <style:table-cell-properties fo:padding="0mm" fo:border-left="0.05pt solid #000000" fo:border-right="none" fo:border-top="none" fo:border-bottom="none"/>
    </style:style>
    <style:style style:name="boleto.59" style:family="table-row">
      <style:table-row-properties fo:background-color="transparent" fo:keep-together="always">
        <style:background-image/>
      </style:table-row-properties>
    </style:style>
    <style:style style:name="boleto.L60" style:family="table-cell">
      <style:table-cell-properties fo:padding="0mm" fo:border-left="0.05pt solid #000000" fo:border-right="none" fo:border-top="none" fo:border-bottom="none"/>
    </style:style>
    <style:style style:name="boleto.61" style:family="table-row">
      <style:table-row-properties fo:background-color="transparent" fo:keep-together="always">
        <style:background-image/>
      </style:table-row-properties>
    </style:style>
    <style:style style:name="boleto.L62" style:family="table-cell">
      <style:table-cell-properties fo:padding="0mm" fo:border-left="0.05pt solid #000000" fo:border-right="none" fo:border-top="none" fo:border-bottom="none"/>
    </style:style>
    <style:style style:name="boleto.63" style:family="table-row">
      <style:table-row-properties fo:background-color="transparent" fo:keep-together="always">
        <style:background-image/>
      </style:table-row-properties>
    </style:style>
    <style:style style:name="boleto.64" style:family="table-row">
      <style:table-row-properties fo:background-color="transparent" fo:keep-together="always">
        <style:background-image/>
      </style:table-row-properties>
    </style:style>
    <style:style style:name="boleto.65" style:family="table-row">
      <style:table-row-properties fo:background-color="transparent" fo:keep-together="always">
        <style:background-image/>
      </style:table-row-properties>
    </style:style>
    <style:style style:name="boleto.66" style:family="table-row">
      <style:table-row-properties fo:background-color="transparent" fo:keep-together="always">
        <style:background-image/>
      </style:table-row-properties>
    </style:style>
    <style:style style:name="boleto.67" style:family="table-row">
      <style:table-row-properties fo:background-color="transparent" fo:keep-together="always">
        <style:background-image/>
      </style:table-row-properties>
    </style:style>
    <style:style style:name="boleto.L68" style:family="table-cell">
      <style:table-cell-properties fo:padding="0mm" fo:border-left="0.05pt solid #000000" fo:border-right="none" fo:border-top="none" fo:border-bottom="none"/>
    </style:style>
    <style:style style:name="boleto.69" style:family="table-row">
      <style:table-row-properties fo:background-color="transparent" fo:keep-together="always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style:font-name="DejaVu Sans2" fo:font-size="14pt" fo:font-weight="bold" officeooo:rsid="002126cb" officeooo:paragraph-rsid="001c33d4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DejaVu Sans2" officeooo:rsid="0026d301" officeooo:paragraph-rsid="001c33d4"/>
    </style:style>
    <style:style style:name="P3" style:family="paragraph" style:parent-style-name="Table_20_Contents">
      <style:text-properties style:font-name="DejaVu Sans2" officeooo:rsid="0026d301" officeooo:paragraph-rsid="001c33d4"/>
    </style:style>
    <style:style style:name="P4" style:family="paragraph" style:parent-style-name="Table_20_Contents">
      <style:text-properties style:font-name="DejaVu Sans2" officeooo:rsid="0026d301" officeooo:paragraph-rsid="002d7993"/>
    </style:style>
    <style:style style:name="P5" style:family="paragraph" style:parent-style-name="Table_20_Contents">
      <style:paragraph-properties fo:text-align="end" style:justify-single-word="false"/>
      <style:text-properties style:font-name="DejaVu Sans2" fo:font-size="9pt" fo:font-weight="bold" officeooo:rsid="0026d301" officeooo:paragraph-rsid="001c33d4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DejaVu Sans2" fo:font-size="9pt" fo:font-weight="bold" officeooo:rsid="0026d301" officeooo:paragraph-rsid="001c33d4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2" fo:font-size="9pt" fo:font-weight="bold" officeooo:rsid="002849c0" officeooo:paragraph-rsid="001c33d4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2" fo:font-size="7pt" officeooo:rsid="0026d301" officeooo:paragraph-rsid="001c33d4" style:font-size-asian="10.5pt"/>
    </style:style>
    <style:style style:name="P9" style:family="paragraph" style:parent-style-name="Table_20_Contents">
      <style:text-properties style:font-name="DejaVu Sans2" fo:font-size="7pt" officeooo:rsid="0026d301" officeooo:paragraph-rsid="001c33d4" style:font-size-asian="10.5pt"/>
    </style:style>
    <style:style style:name="P10" style:family="paragraph" style:parent-style-name="Table_20_Contents">
      <style:text-properties style:font-name="DejaVu Sans2" fo:font-size="7pt" officeooo:paragraph-rsid="001c33d4" style:font-size-asian="10.5pt"/>
    </style:style>
    <style:style style:name="P11" style:family="paragraph" style:parent-style-name="Table_20_Contents">
      <style:text-properties style:font-name="DejaVu Sans2" fo:font-size="7pt" fo:font-weight="bold" officeooo:rsid="0026d301" officeooo:paragraph-rsid="001c33d4" style:font-size-asian="10.5pt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2" officeooo:rsid="002126cb" officeooo:paragraph-rsid="001c33d4"/>
    </style:style>
    <style:style style:name="P13" style:family="paragraph" style:parent-style-name="Table_20_Contents">
      <style:text-properties style:font-name="DejaVu Sans2" fo:font-size="8pt" fo:font-style="normal" officeooo:rsid="0026d301" officeooo:paragraph-rsid="001c33d4" style:font-size-asian="8pt" style:font-style-asian="normal" style:font-size-complex="8pt" style:font-style-complex="normal"/>
    </style:style>
    <style:style style:name="P14" style:family="paragraph" style:parent-style-name="Table_20_Contents">
      <style:text-properties style:font-name="DejaVu Sans2" fo:font-size="8pt" officeooo:rsid="0026d301" officeooo:paragraph-rsid="001c33d4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DejaVu Sans2" officeooo:paragraph-rsid="001c33d4"/>
    </style:style>
    <style:style style:name="P16" style:family="paragraph" style:parent-style-name="Table_20_Contents">
      <style:paragraph-properties fo:text-align="end" style:justify-single-word="false"/>
      <style:text-properties style:font-name="DejaVu Sans2" officeooo:rsid="0028390a" officeooo:paragraph-rsid="001c33d4"/>
    </style:style>
    <style:style style:name="P17" style:family="paragraph" style:parent-style-name="Table_20_Contents">
      <style:text-properties style:font-name="DejaVu Sans2" officeooo:rsid="0028390a" officeooo:paragraph-rsid="001c33d4"/>
    </style:style>
    <style:style style:name="P18" style:family="paragraph" style:parent-style-name="Table_20_Contents">
      <style:paragraph-properties fo:text-align="center" style:justify-single-word="false"/>
      <style:text-properties style:font-name="DejaVu Sans2" fo:font-size="6pt" officeooo:rsid="002849c0" officeooo:paragraph-rsid="001c33d4" style:font-size-asian="6pt" style:font-size-complex="6pt"/>
    </style:style>
    <style:style style:name="P19" style:family="paragraph" style:parent-style-name="Table_20_Contents">
      <style:text-properties style:font-name="DejaVu Sans2" officeooo:paragraph-rsid="001c33d4"/>
    </style:style>
    <style:style style:name="P20" style:family="paragraph" style:parent-style-name="Table_20_Contents">
      <style:text-properties officeooo:paragraph-rsid="001c33d4"/>
    </style:style>
    <style:style style:name="P21" style:family="paragraph" style:parent-style-name="Table_20_Contents">
      <style:paragraph-properties fo:margin-left="0mm" fo:margin-right="0.49mm" fo:text-align="center" style:justify-single-word="false" fo:text-indent="0mm" style:auto-text-indent="false"/>
      <style:text-properties style:font-name="DejaVu Sans2" officeooo:paragraph-rsid="001c33d4"/>
    </style:style>
    <style:style style:name="P22" style:family="paragraph" style:parent-style-name="Table_20_Contents">
      <style:paragraph-properties fo:margin-left="0mm" fo:margin-right="0.49mm" fo:text-align="center" style:justify-single-word="false" fo:text-indent="0mm" style:auto-text-indent="false"/>
      <style:text-properties style:font-name="DejaVu Sans2" fo:font-size="10pt" fo:font-weight="bold" officeooo:rsid="0026d301" officeooo:paragraph-rsid="001c33d4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left="0mm" fo:margin-right="0.49mm" fo:text-align="end" style:justify-single-word="false" fo:text-indent="0mm" style:auto-text-indent="false"/>
      <style:text-properties style:font-name="DejaVu Sans2" officeooo:paragraph-rsid="001c33d4"/>
    </style:style>
    <style:style style:name="P24" style:family="paragraph" style:parent-style-name="Table_20_Contents">
      <style:paragraph-properties fo:margin-left="0mm" fo:margin-right="0.49mm" fo:text-indent="0mm" style:auto-text-indent="false"/>
      <style:text-properties style:font-name="DejaVu Sans2" officeooo:rsid="0024fb45" officeooo:paragraph-rsid="001c33d4"/>
    </style:style>
    <style:style style:name="P25" style:family="paragraph" style:parent-style-name="Table_20_Contents">
      <style:paragraph-properties fo:margin-left="0mm" fo:margin-right="0.49mm" fo:text-indent="0mm" style:auto-text-indent="false"/>
      <style:text-properties style:font-name="DejaVu Sans2" style:text-underline-style="none" officeooo:rsid="00866b28" officeooo:paragraph-rsid="001c33d4"/>
    </style:style>
    <style:style style:name="P26" style:family="paragraph" style:parent-style-name="Table_20_Contents">
      <style:paragraph-properties fo:margin-left="0mm" fo:margin-right="1.01mm" fo:text-align="end" style:justify-single-word="false" fo:text-indent="0.49mm" style:auto-text-indent="false" style:writing-mode="page"/>
      <style:text-properties style:font-name="DejaVu Sans2" fo:font-size="9pt" fo:font-weight="bold" officeooo:rsid="0026d301" officeooo:paragraph-rsid="001c33d4" style:font-size-asian="9pt" style:font-weight-asian="bold" style:font-size-complex="9pt" style:font-weight-complex="bold"/>
    </style:style>
    <style:style style:name="P27" style:family="paragraph" style:parent-style-name="Frame_20_contents">
      <style:paragraph-properties fo:text-align="center" style:justify-single-word="false"/>
    </style:style>
    <style:style style:name="P28" style:family="paragraph" style:parent-style-name="Título_20_de_20_Campo">
      <style:text-properties style:font-name="DejaVu Sans2" officeooo:rsid="001e556f" officeooo:paragraph-rsid="001c33d4"/>
    </style:style>
    <style:style style:name="P29" style:family="paragraph" style:parent-style-name="Título_20_de_20_Campo">
      <style:text-properties style:font-name="DejaVu Sans2" officeooo:rsid="001f9486" officeooo:paragraph-rsid="001c33d4"/>
    </style:style>
    <style:style style:name="P30" style:family="paragraph" style:parent-style-name="Título_20_de_20_Campo">
      <style:text-properties style:font-name="DejaVu Sans2" officeooo:rsid="001f9486" officeooo:paragraph-rsid="001c33d4" style:font-size-asian="10.5pt"/>
    </style:style>
    <style:style style:name="P31" style:family="paragraph" style:parent-style-name="Título_20_de_20_Campo">
      <style:text-properties style:font-name="DejaVu Sans2" officeooo:rsid="002126cb" officeooo:paragraph-rsid="001c33d4"/>
    </style:style>
    <style:style style:name="P32" style:family="paragraph" style:parent-style-name="Título_20_de_20_Campo">
      <style:paragraph-properties fo:text-align="end" style:justify-single-word="false"/>
      <style:text-properties style:font-name="DejaVu Sans2" fo:font-size="7pt" officeooo:paragraph-rsid="001c33d4" style:font-size-asian="10.5pt"/>
    </style:style>
    <style:style style:name="P33" style:family="paragraph" style:parent-style-name="Título_20_de_20_Campo">
      <style:text-properties style:font-name="DejaVu Sans2" officeooo:rsid="002929fe" officeooo:paragraph-rsid="001c33d4"/>
    </style:style>
    <style:style style:name="P34" style:family="paragraph" style:parent-style-name="Título_20_de_20_Campo">
      <style:text-properties style:font-name="DejaVu Sans2" officeooo:paragraph-rsid="001c33d4"/>
    </style:style>
    <style:style style:name="P35" style:family="paragraph" style:parent-style-name="Standard">
      <style:text-properties officeooo:paragraph-rsid="001c33d4"/>
    </style:style>
    <style:style style:name="P36" style:family="paragraph" style:parent-style-name="Standard">
      <style:text-properties officeooo:paragraph-rsid="00325080"/>
    </style:style>
    <style:style style:name="P37" style:family="paragraph" style:parent-style-name="Table_20_Contents">
      <style:paragraph-properties fo:break-before="page"/>
      <style:text-properties officeooo:paragraph-rsid="00325080"/>
    </style:style>
    <style:style style:name="T1" style:family="text">
      <style:text-properties style:font-name="DejaVu Sans2" officeooo:rsid="0060aad4"/>
    </style:style>
    <style:style style:name="T2" style:family="text">
      <style:text-properties style:font-name="DejaVu Sans2" officeooo:rsid="00515f3b"/>
    </style:style>
    <style:style style:name="T3" style:family="text">
      <style:text-properties officeooo:rsid="0026d301"/>
    </style:style>
    <style:style style:name="T4" style:family="text">
      <style:text-properties officeooo:rsid="0021b61e"/>
    </style:style>
    <style:style style:name="T5" style:family="text">
      <style:text-properties style:font-size-asian="10.5pt"/>
    </style:style>
    <style:style style:name="T6" style:family="text">
      <style:text-properties officeooo:rsid="002929fe"/>
    </style:style>
    <style:style style:name="T7" style:family="text">
      <style:text-properties officeooo:rsid="001e556f"/>
    </style:style>
    <style:style style:name="T8" style:family="text">
      <style:text-properties fo:font-size="5pt" style:font-size-asian="10.5pt"/>
    </style:style>
    <style:style style:name="T9" style:family="text">
      <style:text-properties fo:font-size="5pt" style:font-size-asian="5pt" style:font-size-complex="5pt"/>
    </style:style>
    <style:style style:name="T10" style:family="text">
      <style:text-properties officeooo:rsid="002ee0b7"/>
    </style:style>
    <style:style style:name="T11" style:family="text">
      <style:text-properties officeooo:rsid="00325080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m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center" style:horizontal-rel="paragraph" fo:padding="0m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linha_digitavel" text:name="py3o.boleto.linha_digitavel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banco.codigo_digito" text:name="py3o.boleto.banco.codigo_digito"/>
        <text:user-field-decl office:value-type="string" office:string-value="boleto.local_pagamento" text:name="py3o.boleto.local_pagamento"/>
      </text:user-field-decls>
      <text:p text:style-name="P37"><text:a xlink:type="simple" xlink:href="py3o://for=%22boleto%20in%20boletos%22" text:style-name="Internet_20_link" text:visited-style-name="Visited_20_Internet_20_Link"><text:span text:style-name="T10">for="boleto in boletos"</text:span></text:a></text:p>
      <table:table table:name="boleto" table:style-name="boleto">
        <table:table-column table:style-name="boleto.A"/>
        <table:table-column table:style-name="boleto.B"/>
        <table:table-column table:style-name="boleto.C"/>
        <table:table-column table:style-name="boleto.D"/>
        <table:table-column table:style-name="boleto.E"/>
        <table:table-column table:style-name="boleto.F"/>
        <table:table-column table:style-name="boleto.G"/>
        <table:table-column table:style-name="boleto.H"/>
        <table:table-column table:style-name="boleto.I"/>
        <table:table-column table:style-name="boleto.J"/>
        <table:table-column table:style-name="boleto.K"/>
        <table:table-column table:style-name="boleto.L"/>
        <text:soft-page-break/>
        <table:table-row table:style-name="boleto.1">
          <table:table-cell table:style-name="boleto.A1" table:number-columns-spanned="12" office:value-type="string">
            <text:p text:style-name="P20"><text:a xlink:type="simple" xlink:href="py3o://if=%221%20==%200%22" text:style-name="Internet_20_link" text:visited-style-name="Visited_20_Internet_20_Link"><text:span text:style-name="T1">if="1 == 0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19"><text:user-field-get text:name="py3o.boleto.imagem_codigo_barras">boleto.imagem_codigo_barra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19"><text:user-field-get text:name="py3o.boleto.banco.logo">boleto.banco.log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20"><text:a xlink:type="simple" xlink:href="py3o:///if" text:style-name="Internet_20_link" text:visited-style-name="Visited_20_Internet_20_Link"><text:span text:style-name="T2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5">
          <table:table-cell table:style-name="boleto.A5" table:number-columns-spanned="3" office:value-type="string">
            <text:p text:style-name="P21"><draw:frame draw:style-name="fr1" draw:name="py3o.image(boleto.banco.logo, 'jpg', isb64=True)" text:anchor-type="paragraph" svg:width="28.2mm" svg:height="7.2mm" draw:z-index="1"><draw:text-box><text:p text:style-name="P27"/></draw:text-box></draw:frame></text:p>
          </table:table-cell>
          <table:covered-table-cell/>
          <table:covered-table-cell/>
          <table:table-cell table:style-name="boleto.D5" office:value-type="string">
            <text:p text:style-name="P1"><text:user-field-get text:name="py3o.boleto.banco.codigo_digito">boleto.banco.codigo_digito</text:user-field-get></text:p>
          </table:table-cell>
          <table:table-cell table:style-name="boleto.A5" table:number-columns-spanned="8" office:value-type="string">
            <text:p text:style-name="P22"><text:user-field-get text:name="py3o.boleto.linha_digitavel">boleto.linha_digitave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6" table:number-columns-spanned="11" office:value-type="string">
            <text:p text:style-name="P34"><text:span text:style-name="T4">L</text:span>ocal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6" office:value-type="string">
            <text:p text:style-name="P34">Data de vencimento</text:p>
          </table:table-cell>
        </table:table-row>
        <table:table-row table:style-name="boleto.1">
          <table:table-cell table:style-name="boleto.A1" table:number-columns-spanned="11" office:value-type="string">
            <text:p text:style-name="P3"><text:user-field-get text:name="py3o.boleto.local_pagamento">boleto.local_pagamen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7" office:value-type="string">
            <text:p text:style-name="P26"><text:user-field-get text:name="py3o.boleto.data_vencimento_formatada">boleto.data_vencimento_formatada</text:user-field-get></text:p>
          </table:table-cell>
        </table:table-row>
        <table:table-row table:style-name="boleto.1">
          <table:table-cell table:style-name="boleto.A8" table:number-columns-spanned="11" office:value-type="string">
            <text:p text:style-name="P34">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8" office:value-type="string">
            <text:p text:style-name="P34">Agência/código do beneficiário</text:p>
          </table:table-cell>
        </table:table-row>
        <table:table-row table:style-name="boleto.1">
          <table:table-cell table:style-name="boleto.A1" table:number-columns-spanned="11" office:value-type="string">
            <text:p text:style-name="P6"><text:user-field-get text:name="py3o.boleto.beneficiario.nome">boleto.beneficiario.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9" office:value-type="string">
            <text:p text:style-name="P2"><text:user-field-get text:name="py3o.boleto.imprime_agencia_conta">boleto.imprime_agencia_conta</text:user-field-get></text:p>
          </table:table-cell>
        </table:table-row>
        <table:table-row table:style-name="boleto.1">
          <table:table-cell table:style-name="boleto.A10" table:number-columns-spanned="11" office:value-type="string">
            <text:p text:style-name="P34">Endereço do 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0" office:value-type="string">
            <text:p text:style-name="P28">CNPJ/CPF do beneficiário</text:p>
          </table:table-cell>
        </table:table-row>
        <table:table-row table:style-name="boleto.11">
          <table:table-cell table:style-name="boleto.A11" table:number-columns-spanned="11" office:value-type="string">
            <text:p text:style-name="P9"><text:user-field-get text:name="py3o.boleto.beneficiario.endereco_completo_uma_linha">boleto.beneficiario.endereco_completo_uma_linh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1" office:value-type="string">
            <text:p text:style-name="P2"><text:user-field-get text:name="py3o.boleto.beneficiario.cnpj_cpf">boleto.beneficiario.cnpj_cpf</text:user-field-get></text:p>
          </table:table-cell>
        </table:table-row>
        <table:table-row table:style-name="boleto.12">
          <table:table-cell table:style-name="boleto.A12" office:value-type="string">
            <text:p text:style-name="P29">Data do <text:span text:style-name="T5">documento</text:span></text:p>
          </table:table-cell>
          <table:table-cell table:style-name="boleto.B12" table:number-columns-spanned="7" office:value-type="string">
            <text:p text:style-name="P29">Nº do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2" office:value-type="string">
            <text:p text:style-name="P30">Espécie</text:p>
          </table:table-cell>
          <table:table-cell table:style-name="boleto.B12" office:value-type="string">
            <text:p text:style-name="P30">Aceite</text:p>
          </table:table-cell>
          <table:table-cell table:style-name="boleto.B12" office:value-type="string">
            <text:p text:style-name="P31">Data do <text:span text:style-name="T5">processamento</text:span></text:p>
          </table:table-cell>
          <table:table-cell table:style-name="boleto.B12" office:value-type="string">
            <text:p text:style-name="P34">Nosso número</text:p>
          </table:table-cell>
        </table:table-row>
        <table:table-row table:style-name="boleto.13">
          <table:table-cell table:style-name="boleto.A11" office:value-type="string">
            <text:p text:style-name="P9"><text:user-field-get text:name="py3o.boleto.documento.data_formatada">boleto.documento.data_formatada</text:user-field-get></text:p>
          </table:table-cell>
          <table:table-cell table:style-name="boleto.B13" table:number-columns-spanned="7" office:value-type="string">
            <text:p text:style-name="P11"><text:user-field-get text:name="py3o.boleto.documento.numero">boleto.documento.nume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12"><text:user-field-get text:name="py3o.boleto.documento.especie">boleto.documento.especie</text:user-field-get></text:p>
          </table:table-cell>
          <table:table-cell table:style-name="boleto.B13" office:value-type="string">
            <text:p text:style-name="P12"><text:user-field-get text:name="py3o.boleto.aceite">boleto.aceite</text:user-field-get></text:p>
          </table:table-cell>
          <table:table-cell table:style-name="boleto.B13" office:value-type="string">
            <text:p text:style-name="P9"><text:user-field-get text:name="py3o.boleto.data_processamento_formatada">boleto.data_processamento_formatada</text:user-field-get></text:p>
          </table:table-cell>
          <table:table-cell table:style-name="boleto.L13" office:value-type="string">
            <text:p text:style-name="P2"><text:user-field-get text:name="py3o.boleto.imprime_carteira_nosso_numero">boleto.imprime_carteira_nosso_numero</text:user-field-get></text:p>
          </table:table-cell>
        </table:table-row>
        <table:table-row table:style-name="boleto.14">
          <table:table-cell table:style-name="boleto.A12" table:number-columns-spanned="2" office:value-type="string">
            <text:p text:style-name="P31">Uso do <text:span text:style-name="T5">banco</text:span></text:p>
          </table:table-cell>
          <table:covered-table-cell/>
          <table:table-cell table:style-name="boleto.B12" table:number-columns-spanned="3" office:value-type="string">
            <text:p text:style-name="P31">Carteira</text:p>
          </table:table-cell>
          <table:covered-table-cell/>
          <table:covered-table-cell/>
          <table:table-cell table:style-name="boleto.B12" office:value-type="string">
            <text:p text:style-name="P31">Espécie</text:p>
          </table:table-cell>
          <table:table-cell table:style-name="boleto.B12" table:number-columns-spanned="3" office:value-type="string">
            <text:p text:style-name="P31">Quantidade</text:p>
          </table:table-cell>
          <table:covered-table-cell/>
          <table:covered-table-cell/>
          <table:table-cell table:style-name="boleto.B12" table:number-columns-spanned="2" office:value-type="string">
            <text:p text:style-name="P31">Valor</text:p>
          </table:table-cell>
          <table:covered-table-cell/>
          <table:table-cell table:style-name="boleto.B12" office:value-type="string">
            <text:p text:style-name="P34">(=) Valor do documento</text:p>
          </table:table-cell>
        </table:table-row>
        <table:table-row table:style-name="boleto.15">
          <table:table-cell table:style-name="boleto.A11" table:number-columns-spanned="2" office:value-type="string">
            <text:p text:style-name="P10"/>
          </table:table-cell>
          <table:covered-table-cell/>
          <table:table-cell table:style-name="boleto.B13" table:number-columns-spanned="3" office:value-type="string">
            <text:p text:style-name="P8"><text:user-field-get text:name="py3o.boleto.imprime_carteira">boleto.imprime_carteira</text:user-field-get></text:p>
          </table:table-cell>
          <table:covered-table-cell/>
          <table:covered-table-cell/>
          <table:table-cell table:style-name="boleto.B13" office:value-type="string">
            <text:p text:style-name="P12"><text:user-field-get text:name="py3o.boleto.especie">boleto.especie</text:user-field-get></text:p>
          </table:table-cell>
          <table:table-cell table:style-name="boleto.B13" table:number-columns-spanned="3" office:value-type="string">
            <text:p text:style-name="P10"/>
          </table:table-cell>
          <table:covered-table-cell/>
          <table:covered-table-cell/>
          <table:table-cell table:style-name="boleto.B13" table:number-columns-spanned="2" office:value-type="string">
            <text:p text:style-name="P10"/>
          </table:table-cell>
          <table:covered-table-cell/>
          <table:table-cell table:style-name="boleto.L15" office:value-type="string">
            <text:p text:style-name="P5"><text:user-field-get text:name="py3o.boleto.documento.valor_formatado">boleto.documento.valor_formatado</text:user-field-get></text:p>
          </table:table-cell>
        </table:table-row>
        <table:table-row table:style-name="boleto.1">
          <table:table-cell table:style-name="boleto.A16" table:number-columns-spanned="11" office:value-type="string">
            <text:p text:style-name="P34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6" office:value-type="string">
            <text:p text:style-name="P34">(-) Desconto</text:p>
          </table:table-cell>
        </table:table-row>
        <table:table-row table:style-name="boleto.1">
          <table:table-cell table:style-name="boleto.A1" table:number-rows-spanned="13" table:number-columns-spanned="11" office:value-type="string">
            <text:p text:style-name="P13"><text:user-field-get text:name="py3o.boleto.descricao_impressao">boleto.descricao_impressao</text:user-field-get></text:p>
            <text:p text:style-name="P13"/>
            <text:p text:style-name="P13"><text:user-field-get text:name="py3o.boleto.instrucoes_impressao">boleto.instrucoes_impress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7" office:value-type="string">
            <text:p text:style-name="P23"><text:user-field-get text:name="py3o.boleto.imprime_desconto_formatado">boleto.imprime_desconto_formatado</text:user-field-get>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8" office:value-type="string">
            <text:p text:style-name="P34">(-) <text:span text:style-name="T6">Abatimento</text:span>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19" office:value-type="string">
            <text:p text:style-name="P23"/>
          </table:table-cell>
        </table:table-row>
        <table:table-row table:style-name="boleto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2" office:value-type="string">
            <text:p text:style-name="P34">(-) Outras deduções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1" office:value-type="string">
            <text:p text:style-name="P15"><text:user-field-get text:name="py3o.boleto.imprime_outras_deducoes_formatado">boleto.imprime_outras_deducoes_formatado</text:user-field-get></text:p>
          </table:table-cell>
        </table:table-row>
        <table:table-row table:style-name="boleto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2" office:value-type="string">
            <text:p text:style-name="P34">(<text:span text:style-name="T7">+</text:span>) Mora</text:p>
          </table:table-cell>
        </table:table-row>
        <table:table-row table:style-name="boleto.2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3" office:value-type="string">
            <text:p text:style-name="P32"><text:user-field-get text:name="py3o.boleto.imprime_juros_multa_formatado">boleto.imprime_juros_multa_formatado</text:user-field-get></text:p>
          </table:table-cell>
        </table:table-row>
        <table:table-row table:style-name="boleto.2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2" office:value-type="string">
            <text:p text:style-name="P34">(<text:span text:style-name="T7">+</text:span>) <text:span text:style-name="T6">Multa</text:span>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9" office:value-type="string">
            <text:p text:style-name="P32"/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6" office:value-type="string">
            <text:p text:style-name="P34">(+) Outros acréscimos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9" office:value-type="string">
            <text:p text:style-name="P15"><text:user-field-get text:name="py3o.boleto.imprime_outros_acrescimos_formatado">boleto.imprime_outros_acrescimos_formatado</text:user-field-get>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8" office:value-type="string">
            <text:p text:style-name="P34">(=) Valor cobrado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29" office:value-type="string">
            <text:p text:style-name="P15"><text:user-field-get text:name="py3o.boleto.imprime_valor_cobrado_formatado">boleto.imprime_valor_cobrado_formatado</text:user-field-get></text:p>
          </table:table-cell>
        </table:table-row>
        <table:table-row table:style-name="boleto.30">
          <table:table-cell table:style-name="boleto.A12" table:number-columns-spanned="11" office:value-type="string">
            <text:p text:style-name="P34">Pa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2" office:value-type="string">
            <text:p text:style-name="P34">CNPJ/CPF <text:span text:style-name="T3">do pagador</text:span></text:p>
          </table:table-cell>
        </table:table-row>
        <table:table-row table:style-name="boleto.1">
          <table:table-cell table:style-name="boleto.A1" table:number-columns-spanned="11" office:value-type="string">
            <text:p text:style-name="P17"><text:user-field-get text:name="py3o.boleto.pagador.impressao">boleto.pagador.impress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office:value-type="string">
            <text:p text:style-name="P16"><text:user-field-get text:name="py3o.boleto.pagador.cnpj_cpf">boleto.pagador.cnpj_cpf</text:user-field-get></text:p>
          </table:table-cell>
        </table:table-row>
        <table:table-row table:style-name="boleto.1">
          <table:table-cell table:style-name="boleto.A1" table:number-columns-spanned="12" office:value-type="string">
            <text:p text:style-name="P3"><text:span text:style-name="T8">S</text:span><text:span text:style-name="T9">acador/avalis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19"><text:user-field-get text:name="py3o.boleto.sacador.impressao_sacador">boleto.sacador.impressao_sacado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table:number-columns-spanned="5" office:value-type="string">
            <text:p text:style-name="P7">Recibo do Pagador</text:p>
          </table:table-cell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table:number-columns-spanned="5" office:value-type="string">
            <text:p text:style-name="P18">Autenticação Mecânica</text:p>
          </table:table-cell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43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5">
          <table:table-cell table:style-name="boleto.A5" table:number-columns-spanned="3" office:value-type="string">
            <text:p text:style-name="P21"><draw:frame draw:style-name="fr1" draw:name="py3o.image(boleto.banco.logo, 'jpg', isb64=True, order=2)" text:anchor-type="paragraph" svg:width="28.2mm" svg:height="7.2mm" draw:z-index="2"><draw:text-box><text:p text:style-name="P27"/></draw:text-box></draw:frame></text:p>
          </table:table-cell>
          <table:covered-table-cell/>
          <table:covered-table-cell/>
          <table:table-cell table:style-name="boleto.D5" office:value-type="string">
            <text:p text:style-name="P1"><text:user-field-get text:name="py3o.boleto.banco.codigo_digito">boleto.banco.codigo_digito</text:user-field-get></text:p>
          </table:table-cell>
          <table:table-cell table:style-name="boleto.A5" table:number-columns-spanned="8" office:value-type="string">
            <text:p text:style-name="P22"><text:user-field-get text:name="py3o.boleto.linha_digitavel">boleto.linha_digitavel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45" table:number-columns-spanned="11" office:value-type="string">
            <text:p text:style-name="P34"><text:span text:style-name="T4">L</text:span>ocal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45" office:value-type="string">
            <text:p text:style-name="P34">Data de vencimento</text:p>
          </table:table-cell>
        </table:table-row>
        <table:table-row table:style-name="boleto.1">
          <table:table-cell table:style-name="boleto.A1" table:number-columns-spanned="11" office:value-type="string">
            <text:p text:style-name="P4"><text:user-field-get text:name="py3o.boleto.local_pagamento">boleto.local_pagament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46" office:value-type="string">
            <text:p text:style-name="P26"><text:user-field-get text:name="py3o.boleto.data_vencimento_formatada">boleto.data_vencimento_formatada</text:user-field-get></text:p>
          </table:table-cell>
        </table:table-row>
        <table:table-row table:style-name="boleto.1">
          <table:table-cell table:style-name="boleto.A47" table:number-columns-spanned="11" office:value-type="string">
            <text:p text:style-name="P34">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47" office:value-type="string">
            <text:p text:style-name="P34">Agência/código do beneficiário</text:p>
          </table:table-cell>
        </table:table-row>
        <text:soft-page-break/>
        <table:table-row table:style-name="boleto.1">
          <table:table-cell table:style-name="boleto.A1" table:number-columns-spanned="11" office:value-type="string">
            <text:p text:style-name="P6"><text:user-field-get text:name="py3o.boleto.beneficiario.nome">boleto.beneficiario.no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48" office:value-type="string">
            <text:p text:style-name="P2"><text:user-field-get text:name="py3o.boleto.imprime_agencia_conta">boleto.imprime_agencia_conta</text:user-field-get></text:p>
          </table:table-cell>
        </table:table-row>
        <table:table-row table:style-name="boleto.1">
          <table:table-cell table:style-name="boleto.A49" table:number-columns-spanned="11" office:value-type="string">
            <text:p text:style-name="P34">Endereço do beneficiá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49" office:value-type="string">
            <text:p text:style-name="P28">CNPJ/CPF do beneficiário</text:p>
          </table:table-cell>
        </table:table-row>
        <table:table-row table:style-name="boleto.50">
          <table:table-cell table:style-name="boleto.A11" table:number-columns-spanned="11" office:value-type="string">
            <text:p text:style-name="P9"><text:user-field-get text:name="py3o.boleto.beneficiario.endereco_completo_uma_linha">boleto.beneficiario.endereco_completo_uma_linh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0" office:value-type="string">
            <text:p text:style-name="P2"><text:user-field-get text:name="py3o.boleto.beneficiario.cnpj_cpf">boleto.beneficiario.cnpj_cpf</text:user-field-get></text:p>
          </table:table-cell>
        </table:table-row>
        <table:table-row table:style-name="boleto.51">
          <table:table-cell table:style-name="boleto.A12" office:value-type="string">
            <text:p text:style-name="P29">Data do <text:span text:style-name="T5">documento</text:span></text:p>
          </table:table-cell>
          <table:table-cell table:style-name="boleto.B12" table:number-columns-spanned="7" office:value-type="string">
            <text:p text:style-name="P29">Nº do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2" office:value-type="string">
            <text:p text:style-name="P30">Espécie</text:p>
          </table:table-cell>
          <table:table-cell table:style-name="boleto.B12" office:value-type="string">
            <text:p text:style-name="P30">Aceite</text:p>
          </table:table-cell>
          <table:table-cell table:style-name="boleto.B12" office:value-type="string">
            <text:p text:style-name="P31">Data do <text:span text:style-name="T5">processamento</text:span></text:p>
          </table:table-cell>
          <table:table-cell table:style-name="boleto.B12" office:value-type="string">
            <text:p text:style-name="P34">Nosso número</text:p>
          </table:table-cell>
        </table:table-row>
        <table:table-row table:style-name="boleto.52">
          <table:table-cell table:style-name="boleto.A11" office:value-type="string">
            <text:p text:style-name="P9"><text:user-field-get text:name="py3o.boleto.documento.data_formatada">boleto.documento.data_formatada</text:user-field-get></text:p>
          </table:table-cell>
          <table:table-cell table:style-name="boleto.B13" table:number-columns-spanned="7" office:value-type="string">
            <text:p text:style-name="P11"><text:user-field-get text:name="py3o.boleto.documento.numero">boleto.documento.numer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12"><text:user-field-get text:name="py3o.boleto.documento.especie">boleto.documento.especie</text:user-field-get></text:p>
          </table:table-cell>
          <table:table-cell table:style-name="boleto.B13" office:value-type="string">
            <text:p text:style-name="P12"><text:user-field-get text:name="py3o.boleto.aceite">boleto.aceite</text:user-field-get></text:p>
          </table:table-cell>
          <table:table-cell table:style-name="boleto.B13" office:value-type="string">
            <text:p text:style-name="P9"><text:user-field-get text:name="py3o.boleto.data_processamento_formatada">boleto.data_processamento_formatada</text:user-field-get></text:p>
          </table:table-cell>
          <table:table-cell table:style-name="boleto.L52" office:value-type="string">
            <text:p text:style-name="P2"><text:user-field-get text:name="py3o.boleto.imprime_carteira_nosso_numero">boleto.imprime_carteira_nosso_numero</text:user-field-get></text:p>
          </table:table-cell>
        </table:table-row>
        <table:table-row table:style-name="boleto.53">
          <table:table-cell table:style-name="boleto.A12" table:number-columns-spanned="2" office:value-type="string">
            <text:p text:style-name="P31">Uso do <text:span text:style-name="T5">banco</text:span></text:p>
          </table:table-cell>
          <table:covered-table-cell/>
          <table:table-cell table:style-name="boleto.B12" table:number-columns-spanned="3" office:value-type="string">
            <text:p text:style-name="P31">Carteira</text:p>
          </table:table-cell>
          <table:covered-table-cell/>
          <table:covered-table-cell/>
          <table:table-cell table:style-name="boleto.B12" office:value-type="string">
            <text:p text:style-name="P31">Espécie</text:p>
          </table:table-cell>
          <table:table-cell table:style-name="boleto.B12" table:number-columns-spanned="3" office:value-type="string">
            <text:p text:style-name="P31">Quantidade</text:p>
          </table:table-cell>
          <table:covered-table-cell/>
          <table:covered-table-cell/>
          <table:table-cell table:style-name="boleto.B12" table:number-columns-spanned="2" office:value-type="string">
            <text:p text:style-name="P31">Valor</text:p>
          </table:table-cell>
          <table:covered-table-cell/>
          <table:table-cell table:style-name="boleto.B12" office:value-type="string">
            <text:p text:style-name="P34">(=) Valor do documento</text:p>
          </table:table-cell>
        </table:table-row>
        <table:table-row table:style-name="boleto.54">
          <table:table-cell table:style-name="boleto.A11" table:number-columns-spanned="2" office:value-type="string">
            <text:p text:style-name="P10"/>
          </table:table-cell>
          <table:covered-table-cell/>
          <table:table-cell table:style-name="boleto.B13" table:number-columns-spanned="3" office:value-type="string">
            <text:p text:style-name="P8"><text:user-field-get text:name="py3o.boleto.imprime_carteira">boleto.imprime_carteira</text:user-field-get></text:p>
          </table:table-cell>
          <table:covered-table-cell/>
          <table:covered-table-cell/>
          <table:table-cell table:style-name="boleto.B13" office:value-type="string">
            <text:p text:style-name="P12"><text:user-field-get text:name="py3o.boleto.especie">boleto.especie</text:user-field-get></text:p>
          </table:table-cell>
          <table:table-cell table:style-name="boleto.B13" table:number-columns-spanned="3" office:value-type="string">
            <text:p text:style-name="P10"/>
          </table:table-cell>
          <table:covered-table-cell/>
          <table:covered-table-cell/>
          <table:table-cell table:style-name="boleto.B13" table:number-columns-spanned="2" office:value-type="string">
            <text:p text:style-name="P10"/>
          </table:table-cell>
          <table:covered-table-cell/>
          <table:table-cell table:style-name="boleto.L54" office:value-type="string">
            <text:p text:style-name="P5"><text:user-field-get text:name="py3o.boleto.documento.valor_formatado">boleto.documento.valor_formatado</text:user-field-get></text:p>
          </table:table-cell>
        </table:table-row>
        <table:table-row table:style-name="boleto.1">
          <table:table-cell table:style-name="boleto.A55" table:number-columns-spanned="11" office:value-type="string">
            <text:p text:style-name="P33">Instru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5" office:value-type="string">
            <text:p text:style-name="P34">(-) Desconto</text:p>
          </table:table-cell>
        </table:table-row>
        <table:table-row table:style-name="boleto.1">
          <table:table-cell table:style-name="boleto.A1" table:number-rows-spanned="13" table:number-columns-spanned="11" office:value-type="string">
            <text:p text:style-name="P14"><text:user-field-get text:name="py3o.boleto.instrucoes_impressao">boleto.instrucoes_impress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6" office:value-type="string">
            <text:p text:style-name="P23"><text:user-field-get text:name="py3o.boleto.imprime_desconto_formatado">boleto.imprime_desconto_formatado</text:user-field-get>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7" office:value-type="string">
            <text:p text:style-name="P34">(-) <text:span text:style-name="T6">Abatimento</text:span>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58" office:value-type="string">
            <text:p text:style-name="P23"/>
          </table:table-cell>
        </table:table-row>
        <table:table-row table:style-name="boleto.5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2" office:value-type="string">
            <text:p text:style-name="P34">(-) Outras deduções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60" office:value-type="string">
            <text:p text:style-name="P15"><text:user-field-get text:name="py3o.boleto.imprime_outras_deducoes_formatado">boleto.imprime_outras_deducoes_formatado</text:user-field-get></text:p>
          </table:table-cell>
        </table:table-row>
        <table:table-row table:style-name="boleto.6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2" office:value-type="string">
            <text:p text:style-name="P34">(<text:span text:style-name="T7">+</text:span>) Mora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62" office:value-type="string">
            <text:p text:style-name="P32"><text:user-field-get text:name="py3o.boleto.imprime_juros_multa_formatado">boleto.imprime_juros_multa_formatado</text:user-field-get></text:p>
          </table:table-cell>
        </table:table-row>
        <table:table-row table:style-name="boleto.6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2" office:value-type="string">
            <text:p text:style-name="P34">(<text:span text:style-name="T7">+</text:span>) <text:span text:style-name="T6">Multa</text:span></text:p>
          </table:table-cell>
        </table:table-row>
        <table:table-row table:style-name="boleto.6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32"/>
          </table:table-cell>
        </table:table-row>
        <table:table-row table:style-name="boleto.6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2" office:value-type="string">
            <text:p text:style-name="P34">(+) Outros acréscimos</text:p>
          </table:table-cell>
        </table:table-row>
        <table:table-row table:style-name="boleto.6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3" office:value-type="string">
            <text:p text:style-name="P15"><text:user-field-get text:name="py3o.boleto.imprime_outros_acrescimos_formatado">boleto.imprime_outros_acrescimos_formatado</text:user-field-get></text:p>
          </table:table-cell>
        </table:table-row>
        <table:table-row table:style-name="boleto.6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B12" office:value-type="string">
            <text:p text:style-name="P34">(=) Valor cobrado</text:p>
          </table:table-cell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L68" office:value-type="string">
            <text:p text:style-name="P15"><text:user-field-get text:name="py3o.boleto.imprime_valor_cobrado_formatado">boleto.imprime_valor_cobrado_formatado</text:user-field-get></text:p>
          </table:table-cell>
        </table:table-row>
        <table:table-row table:style-name="boleto.69">
          <table:table-cell table:style-name="boleto.A12" table:number-columns-spanned="11" office:value-type="string">
            <text:p text:style-name="P34">Pa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2" office:value-type="string">
            <text:p text:style-name="P34">CNPJ/CPF <text:span text:style-name="T3">do pagador</text:span></text:p>
          </table:table-cell>
        </table:table-row>
        <table:table-row table:style-name="boleto.1">
          <table:table-cell table:style-name="boleto.A1" table:number-columns-spanned="11" office:value-type="string">
            <text:p text:style-name="P17"><text:user-field-get text:name="py3o.boleto.pagador.impressao">boleto.pagador.impressao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office:value-type="string">
            <text:p text:style-name="P16"><text:user-field-get text:name="py3o.boleto.pagador.cnpj_cpf">boleto.pagador.cnpj_cpf</text:user-field-get></text:p>
          </table:table-cell>
        </table:table-row>
        <table:table-row table:style-name="boleto.1">
          <table:table-cell table:style-name="boleto.A1" table:number-columns-spanned="12" office:value-type="string">
            <text:p text:style-name="P3"><text:span text:style-name="T8">S</text:span><text:span text:style-name="T9">acador/avalis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columns-spanned="12" office:value-type="string">
            <text:p text:style-name="P19"><text:user-field-get text:name="py3o.boleto.sacador.impressao_sacador">boleto.sacador.impressao_sacador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oleto.1">
          <table:table-cell table:style-name="boleto.A1" table:number-rows-spanned="2" table:number-columns-spanned="7" office:value-type="string">
            <text:p text:style-name="P24"><draw:frame draw:style-name="fr2" draw:name="py3o.image(boleto.imagem_codigo_barras, 'png', isb64=True)" text:anchor-type="paragraph" svg:y="1.85mm" svg:width="95mm" svg:height="13mm" draw:z-index="0"><draw:text-box><text:p text:style-name="Frame_20_contents"/></draw:text-box></draw:frame></text:p>
            <text:p text:style-name="P25"/>
            <text:p text:style-name="P25"/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table:number-columns-spanned="5" office:value-type="string">
            <text:p text:style-name="P7">Ficha de Compensação</text:p>
          </table:table-cell>
          <table:covered-table-cell/>
          <table:covered-table-cell/>
          <table:covered-table-cell/>
          <table:covered-table-cell/>
        </table:table-row>
        <table:table-row table:style-name="boleto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oleto.A1" table:number-columns-spanned="5" office:value-type="string">
            <text:p text:style-name="P18">Autenticação Mecânica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ext:p text:style-name="P37"><text:a xlink:type="simple" xlink:href="py3o:///for" text:style-name="Internet_20_link" text:visited-style-name="Visited_20_Internet_20_Link"><text:span text:style-name="T11">/for</text:span></text:a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Plus" svg:font-family="'Gentium Plus'"/>
    <style:font-face style:name="DejaVu Sans1" svg:font-family="'DejaVu Sans'" style:font-family-generic="swiss"/>
    <style:font-face style:name="Linux Biolinum" svg:font-family="'Linux Biolinum'" style:font-adornments="Regular" style:font-pitch="variable"/>
    <style:font-face style:name="DejaVu Sans2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DejaVu Sans" fo:font-family="'DejaVu Sans'" style:font-style-name="Regular" style:font-family-generic="swiss" style:font-pitch="variable" fo:font-size="7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DejaVu Sans1" fo:font-family="'DejaVu Sans'" style:font-family-generic="swiss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="Gentium Plus" fo:font-family="'Gentium Plus'"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Gentium Plus" fo:font-family="'Gentium Plus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Plus" fo:font-family="'Gentium Plus'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.49mm" fo:margin-right="0.49mm" fo:margin-top="0.49mm" fo:margin-bottom="0.49mm" loext:contextual-spacing="false" fo:text-indent="0mm" style:auto-text-indent="false" style:page-number="auto" text:number-lines="false" text:line-number="0" style:vertical-align="auto" style:writing-mode="page"/>
      <style:text-properties fo:font-size="7pt" style:font-size-asian="10.5pt"/>
    </style:style>
    <style:style style:name="Título_20_de_20_Campo" style:display-name="Título de Campo" style:family="paragraph" style:parent-style-name="Standard" style:master-page-name="">
      <style:paragraph-properties fo:margin-left="0.49mm" fo:margin-right="0.49mm" fo:margin-top="0.49mm" fo:margin-bottom="0mm" loext:contextual-spacing="false" fo:text-indent="0m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ŭga" style:family="text">
      <style:text-properties style:font-name="Linux Biolinum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4.99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04:16.581687064</meta:creation-date>
    <dc:title>Boleto</dc:title>
    <meta:editing-duration>PT47M16S</meta:editing-duration>
    <meta:editing-cycles>30</meta:editing-cycles>
    <meta:generator>LibreOffice/5.4.2.2.0$Linux_X86_64 LibreOffice_project/40m0$Build-2</meta:generator>
    <meta:initial-creator>Taŭga Tecnologia</meta:initial-creator>
    <dc:date>2017-10-17T10:05:58.644400047</dc:date>
    <dc:creator>Taŭga Tecnologia</dc:creator>
    <meta:document-statistic meta:table-count="1" meta:image-count="0" meta:object-count="0" meta:page-count="4" meta:paragraph-count="121" meta:word-count="199" meta:character-count="2539" meta:non-whitespace-character-count="2461"/>
    <meta:template xlink:type="simple" xlink:actuate="onRequest" xlink:title="WriterPadrão" xlink:href="../../../../../../.config/libreoffice/4/user/template/WriterPadrão.ott" meta:date="2017-10-17T09:04:16.347276330"/>
  </office:meta>
</office:document-meta>
</file>